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6cm"/>
    </style:style>
    <style:style style:name="co6" style:family="table-column">
      <style:table-column-properties fo:break-before="auto" style:column-width="9.049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Minas Tirith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6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lor</text:p>
          </table:table-cell>
          <table:table-cell office:value-type="string">
            <text:p>The Guardian of the Sea</text:p>
          </table:table-cell>
          <table:table-cell table:style-name="Default" office:value-type="string">
            <text:p>est encounter</text:p>
          </table:table-cell>
          <table:table-cell office:value-type="string">
            <text:p>defeat maglor</text:p>
          </table:table-cell>
          <table:table-cell office:value-type="string">
            <text:p>Water Silmari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rod of recall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2">22/10/2010</text:date>, <text:time>01:5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0-10-22T01:57:01</dc:date>
    <meta:editing-duration>PT51H51M46S</meta:editing-duration>
    <meta:editing-cycles>39</meta:editing-cycles>
    <meta:generator>OpenOffice.org/3.2$Unix OpenOffice.org_project/320m12$Build-9483</meta:generator>
    <dc:creator>Dark God</dc:creator>
    <meta:document-statistic meta:table-count="2" meta:cell-count="103" meta:object-count="0"/>
    <meta:user-defined meta:name="Info 1"/>
    <meta:user-defined meta:name="Info 2"/>
    <meta:user-defined meta:name="Info 3"/>
    <meta:user-defined meta:name="Info 4"/>
  </office:meta>
</office:document-meta>
</file>